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c769a"/>
    </style:style>
    <style:style style:name="P2" style:family="paragraph" style:parent-style-name="Text_20_body">
      <style:text-properties officeooo:paragraph-rsid="000d7839"/>
    </style:style>
    <style:style style:name="P3" style:family="paragraph" style:parent-style-name="Text_20_body">
      <style:text-properties fo:font-weight="bold" officeooo:rsid="000d7839" officeooo:paragraph-rsid="000d7839" style:font-weight-asian="bold" style:font-weight-complex="bold"/>
    </style:style>
    <style:style style:name="P4" style:family="paragraph" style:parent-style-name="Text_20_body">
      <style:text-properties officeooo:paragraph-rsid="000da296"/>
    </style:style>
    <style:style style:name="P5" style:family="paragraph" style:parent-style-name="Text_20_body">
      <style:text-properties officeooo:paragraph-rsid="000ee3b5"/>
    </style:style>
    <style:style style:name="T1" style:family="text">
      <style:text-properties officeooo:rsid="000c769a"/>
    </style:style>
    <style:style style:name="T2" style:family="text">
      <style:text-properties officeooo:rsid="000d7839"/>
    </style:style>
    <style:style style:name="T3" style:family="text">
      <style:text-properties fo:font-weight="bold" officeooo:rsid="000d7839" style:font-weight-asian="bold" style:font-weight-complex="bold"/>
    </style:style>
    <style:style style:name="T4" style:family="text">
      <style:text-properties fo:font-weight="bold" officeooo:rsid="000da296" style:font-weight-asian="bold" style:font-weight-complex="bold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0c769a"/>
    </style:style>
    <style:style style:name="T7" style:family="text">
      <style:text-properties style:font-name="Liberation Serif" fo:font-size="11pt" style:font-size-asian="11pt" style:font-size-complex="11pt"/>
    </style:style>
    <style:style style:name="T8" style:family="text">
      <style:text-properties style:font-name="Liberation Serif" fo:font-size="11pt" officeooo:rsid="000c769a" style:font-size-asian="11pt" style:font-size-complex="11pt"/>
    </style:style>
    <style:style style:name="T9" style:family="text">
      <style:text-properties style:font-name="Liberation Serif" fo:font-size="11pt" officeooo:rsid="000d7839" style:font-size-asian="11pt" style:font-size-complex="11pt"/>
    </style:style>
    <style:style style:name="T10" style:family="text">
      <style:text-properties style:font-name="Liberation Serif" officeooo:rsid="000d7839"/>
    </style:style>
    <style:style style:name="T11" style:family="text">
      <style:text-properties officeooo:rsid="000da296"/>
    </style:style>
    <style:style style:name="T12" style:family="text">
      <style:text-properties fo:font-weight="normal" officeooo:rsid="000da296" style:font-weight-asian="normal" style:font-weight-complex="normal"/>
    </style:style>
    <style:style style:name="T13" style:family="text">
      <style:text-properties officeooo:rsid="000ee3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ource_20_Text"><text:span text:style-name="T3">norm :</text:span></text:span></text:p>
      <text:p text:style-name="P2"><text:span text:style-name="Source_20_Text"><text:span text:style-name="T2">norminette -R CheckForbiddenHeader</text:span></text:span></text:p>
      <text:p text:style-name="P1"/>
      <text:p text:style-name="P3">compilation  :</text:p>
      <text:p text:style-name="P1">compile <text:span text:style-name="T1">main.c to main.o</text:span> using :</text:p>
      <text:p text:style-name="P1"><text:span text:style-name="Source_20_Text">cc -Wall -</text:span><text:span text:style-name="Source_20_Text"><text:span text:style-name="T1">Werror</text:span></text:span><text:span text:style-name="Source_20_Text"> -Wextra -c </text:span><text:span text:style-name="Source_20_Text"><text:span text:style-name="T1">main</text:span></text:span><text:span text:style-name="Source_20_Text">.c <text:s/></text:span></text:p>
      <text:p text:style-name="P1"><text:span text:style-name="Source_20_Text"/></text:p>
      <text:p text:style-name="P1">compile <text:span text:style-name="T1">ft_putchar.c to ft_putchar.o using :</text:span></text:p>
      <text:p text:style-name="P1"><text:span text:style-name="Source_20_Text">cc -Wall -</text:span><text:span text:style-name="Source_20_Text"><text:span text:style-name="T1">Werror</text:span></text:span><text:span text:style-name="Source_20_Text"> -Wextra <text:s/>-c </text:span><text:span text:style-name="Source_20_Text"><text:span text:style-name="T13">ft_putchar</text:span></text:span><text:span text:style-name="Source_20_Text">.c </text:span></text:p>
      <text:p text:style-name="P1"><text:span text:style-name="Source_20_Text"/></text:p>
      <text:p text:style-name="P2"><text:span text:style-name="Source_20_Text"><text:span text:style-name="T7">compile </text:span></text:span><text:span text:style-name="Source_20_Text"><text:span text:style-name="T9">&lt;your_rush_file&gt;.c to &lt;your_rush_file&gt;.o using :</text:span></text:span></text:p>
      <text:p text:style-name="P5"><text:span text:style-name="Source_20_Text">cc -Wall -</text:span><text:span text:style-name="Source_20_Text"><text:span text:style-name="T1">Werror</text:span></text:span><text:span text:style-name="Source_20_Text"> -Wextra <text:s/>-c </text:span><text:span text:style-name="Source_20_Text"><text:span text:style-name="T9">&lt;your_rush_file&gt;</text:span></text:span><text:span text:style-name="Source_20_Text">.c <text:s/></text:span></text:p>
      <text:p text:style-name="P1"><text:span text:style-name="Source_20_Text"/></text:p>
      <text:p text:style-name="P4">link <text:span text:style-name="T2">ft_putchar</text:span>.o, <text:span text:style-name="T2">main</text:span>.o <text:span text:style-name="T2">and </text:span><text:s/><text:span text:style-name="Source_20_Text"><text:span text:style-name="T8">&lt;your_rush_file&gt;.o</text:span></text:span> into executable using :</text:p>
      <text:p text:style-name="P2"><text:span text:style-name="Source_20_Text">cc -Wall -</text:span><text:span text:style-name="Source_20_Text"><text:span text:style-name="T1">Werror</text:span></text:span><text:span text:style-name="Source_20_Text"> -Wextra <text:s/></text:span><text:span text:style-name="Source_20_Text"><text:span text:style-name="T1">main</text:span></text:span><text:span text:style-name="Source_20_Text">.o </text:span><text:span text:style-name="Source_20_Text"><text:span text:style-name="T1">ft_putchar.o &lt;your_rush_file&gt;.o </text:span></text:span><text:span text:style-name="Source_20_Text">-o </text:span><text:span text:style-name="Source_20_Text"><text:span text:style-name="T2">&lt;your_rush_programm&gt;</text:span></text:span></text:p>
      <text:p text:style-name="P4"><text:span text:style-name="Source_20_Text"><text:span text:style-name="T3"/></text:span></text:p>
      <text:p text:style-name="P4"><text:span text:style-name="Source_20_Text"><text:span text:style-name="T4">execution</text:span></text:span><text:span text:style-name="Source_20_Text"><text:span text:style-name="T3">:</text:span></text:span></text:p>
      <text:p text:style-name="P4"><text:span text:style-name="Source_20_Text"><text:span text:style-name="T12">./&lt;your_rush_programm&gt;</text:span></text:span></text:p>
      <text:p text:style-name="P4"><text:span text:style-name="Source_20_Text"><text:span text:style-name="T3"/></text:span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1T13:15:10.261006284</meta:creation-date>
    <dc:date>2021-09-11T15:43:07.975497332</dc:date>
    <meta:editing-duration>PT2H6M35S</meta:editing-duration>
    <meta:editing-cycles>3</meta:editing-cycles>
    <meta:generator>LibreOffice/6.0.6.2$MacOSX_X86_64 LibreOffice_project/0c292870b25a325b5ed35f6b45599d2ea4458e77</meta:generator>
    <meta:document-statistic meta:table-count="0" meta:image-count="0" meta:object-count="0" meta:page-count="1" meta:paragraph-count="13" meta:word-count="63" meta:character-count="506" meta:non-whitespace-character-count="446"/>
  </office:meta>
</office:document-meta>
</file>